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left="0.7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.1665in" fo:margin-bottom="0.1665in" loext:contextual-spacing="false" fo:line-height="100%"/>
    </style:style>
    <style:style style:name="P2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Heading_20_2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29" style:family="paragraph" style:parent-style-name="Heading_20_1">
      <style:paragraph-properties fo:margin-top="0.3335in" fo:margin-bottom="0.0835in" loext:contextual-spacing="false" fo:line-height="100%" fo:text-align="justify" style:justify-single-word="false" fo:keep-with-next="auto"/>
    </style:style>
    <style:style style:name="P30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31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</style:style>
    <style:style style:name="P32" style:family="paragraph" style:parent-style-name="Heading_20_4">
      <style:paragraph-properties fo:margin-left="0in" fo:margin-right="0in" fo:margin-top="0.1665in" fo:margin-bottom="0.028in" loext:contextual-spacing="false" fo:line-height="100%" fo:text-align="justify" style:justify-single-word="false" fo:text-indent="-0.6in" style:auto-text-indent="false" fo:keep-with-next="auto"/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P33" style:family="paragraph" style:parent-style-name="Title">
      <style:paragraph-properties fo:margin-top="1in" fo:margin-bottom="0in" loext:contextual-spacing="false" fo:line-height="100%" fo:text-align="start" style:justify-single-word="false" fo:orphans="2" fo:widows="2"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size="20pt" fo:font-weight="bold" style:font-size-asian="20pt" style:font-weight-asian="bold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6" style:family="text">
      <style:text-properties fo:font-variant="normal" fo:text-transform="none" fo:color="#000000" fo:font-size="23pt" fo:font-weight="bold" style:font-size-asian="23pt" style:font-weight-asian="bold" style:font-size-complex="23pt"/>
    </style:style>
    <style:style style:name="T17" style:family="text">
      <style:text-properties fo:font-variant="small-caps" fo:color="#336633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color="#000000" fo:font-size="17pt" fo:font-weight="bold" style:font-size-asian="17pt" style:font-weight-asian="bold" style:font-size-complex="17pt"/>
    </style:style>
    <style:style style:name="T20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/>
    </style:style>
    <style:style style:name="T21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2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style:font-name="Calibri" fo:font-size="11pt" fo:font-style="normal" style:text-underline-style="none" style:font-name-asian="Calibri1" style:font-size-asian="11pt" style:font-style-asian="normal" style:font-name-complex="Calibri1" style:font-size-complex="11pt"/>
    </style:style>
    <style:style style:name="T24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Manuales de despliegue</text:span><text:span text:style-name="T2"><text:line-break/></text:span><text:span text:style-name="T3">Configuración de Proxy Inverso con Traefik y Docker en VPS para Contenedores Individuales</text:span></text:p>
      <text:p text:style-name="P33"><text:bookmark text:name="_pkq9e0jz2bcp"/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9"><text:s/>📖 </text:span><text:span text:style-name="T10">Importante</text:span></text:p>
      <text:p text:style-name="P9"/>
      <text:p text:style-name="P8"><text:span text:style-name="T11"><text:s/>❕</text:span><text:span text:style-name="T12"> </text:span><text:span text:style-name="T10">Atención</text:span></text:p>
      <text:p text:style-name="P9"/>
      <text:p text:style-name="P8"><text:span text:style-name="T9"><text:s/>💬</text:span> <text:span text:style-name="T10">Interesante</text:span></text:p>
      <text:p text:style-name="Standard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i60iqnuqaul4" text:style-name="Index_20_Link" text:visited-style-name="Index_20_Link"><text:span text:style-name="T14">Manual: Configuración de Proxy Inverso con Traefik y Docker en OVH para Contenedores Individuales<text:tab/>3</text:span></text:a></text:p>
          <text:p text:style-name="P11"><text:a xlink:type="simple" xlink:href="#_9ffgajpwxga2" text:style-name="Index_20_Link" text:visited-style-name="Index_20_Link"><text:span text:style-name="T15">Requisitos Previos<text:tab/>3</text:span></text:a></text:p>
          <text:p text:style-name="P11"><text:a xlink:type="simple" xlink:href="#_lw1wgkbbaz0p" text:style-name="Index_20_Link" text:visited-style-name="Index_20_Link"><text:span text:style-name="T15">Pasos a Seguir<text:tab/>3</text:span></text:a></text:p>
          <text:p text:style-name="P12"><text:a xlink:type="simple" xlink:href="#_458vsmvrej3a" text:style-name="Index_20_Link" text:visited-style-name="Index_20_Link"><text:span text:style-name="T15">1. Configuración de DNS en OVH<text:tab/>3</text:span></text:a></text:p>
          <text:p text:style-name="P12"><text:a xlink:type="simple" xlink:href="#_ummdyrw14i0k" text:style-name="Index_20_Link" text:visited-style-name="Index_20_Link"><text:span text:style-name="T15">2. Creación del Contenedor Traefik<text:tab/>3</text:span></text:a></text:p>
          <text:p text:style-name="P12"><text:a xlink:type="simple" xlink:href="#_acopjrcgrqf3" text:style-name="Index_20_Link" text:visited-style-name="Index_20_Link"><text:span text:style-name="T15">3. Creación de Contenedores de Aplicaciones<text:tab/>3</text:span></text:a></text:p>
          <text:p text:style-name="P13"><text:a xlink:type="simple" xlink:href="#_2v1zc0mzvhwk" text:style-name="Index_20_Link" text:visited-style-name="Index_20_Link"><text:span text:style-name="T15">Ejemplo de Contenedor app1 (Apache HTTP Server):<text:tab/>3</text:span></text:a></text:p>
          <text:p text:style-name="P13"><text:a xlink:type="simple" xlink:href="#_5mmg1q11bm3p" text:style-name="Index_20_Link" text:visited-style-name="Index_20_Link"><text:span text:style-name="T15">Ejemplo de Contenedor app2 (Nginx):<text:tab/>3</text:span></text:a></text:p>
          <text:p text:style-name="P13"><text:a xlink:type="simple" xlink:href="#_w5adhm4wefka" text:style-name="Index_20_Link" text:visited-style-name="Index_20_Link"><text:span text:style-name="T15">Ejemplo de Contenedor app3 (Ubuntu con SSH):<text:tab/>4</text:span></text:a></text:p>
          <text:p text:style-name="P12"><text:a xlink:type="simple" xlink:href="#_nful3fryvq30" text:style-name="Index_20_Link" text:visited-style-name="Index_20_Link"><text:span text:style-name="T15">4. Acceso a los Contenedores<text:tab/>4</text:span></text:a></text:p>
          <text:p text:style-name="P12"><text:a xlink:type="simple" xlink:href="#_lfb3jzsb7niw" text:style-name="Index_20_Link" text:visited-style-name="Index_20_Link"><text:span text:style-name="T15">5. Configuración de Puertos SSH<text:tab/>4</text:span></text:a></text:p>
          <text:p text:style-name="P11"><text:a xlink:type="simple" xlink:href="#_4933pd9sih9q" text:style-name="Index_20_Link" text:visited-style-name="Index_20_Link"><text:span text:style-name="T15">Conclusiones<text:tab/>4</text:span></text:a></text:p>
        </text:index-body>
      </text:table-of-content>
      <text:p text:style-name="P1"/>
      <text:p text:style-name="P14"/>
      <text:p text:style-name="P15"><text:span text:style-name="T17">Configuración de Proxy Inverso con Traefik y Docker en OVH para Contenedores Individuales</text:span></text:p>
      <text:p text:style-name="P29"><text:bookmark text:name="_i60iqnuqaul4"/><text:span text:style-name="T16">Manual: Configuración de Proxy Inverso con Traefik y Docker en OVH para Contenedores Individuales</text:span></text:p>
      <text:p text:style-name="P20">Este manual te guiará a través del proceso de configuración de un sistema de Proxy Inverso utilizando Traefik y Docker en un VPS de OVH para contenedores individuales. Aunque este ejemplo se ha ejecutado en OVH, los pasos descritos pueden extrapolarse a otros servicios en la nube como AWS, Azure, Google Cloud, entre otros. Aquí encontrarás las instrucciones necesarias para configurar Traefik como proxy inverso y dirigir el tráfico a diferentes contenedores Docker que ejecutan diversas aplicaciones web.</text:p>
      <text:p text:style-name="P28"><text:bookmark text:name="_9ffgajpwxga2"/><text:span text:style-name="T19">Requisitos Previos</text:span></text:p>
      <text:list xml:id="list580250095" text:style-name="WWNum4">
        <text:list-item>
          <text:p text:style-name="P21">Acceso a un VPS de OVH.</text:p>
        </text:list-item>
        <text:list-item>
          <text:p text:style-name="P23">Conocimientos básicos de Docker y administración de servidores Linux.</text:p>
        </text:list-item>
      </text:list>
      <text:p text:style-name="P28"><text:bookmark text:name="_lw1wgkbbaz0p"/><text:span text:style-name="T19">Pasos a Seguir</text:span></text:p>
      <text:p text:style-name="P30"><text:bookmark text:name="_458vsmvrej3a"/><text:span text:style-name="T20">1. Configuración de DNS en OVH</text:span></text:p>
      <text:list xml:id="list1778474930" text:style-name="WWNum2">
        <text:list-item>
          <text:p text:style-name="P22">Accede al panel de control DNS de OVH.</text:p>
        </text:list-item>
        <text:list-item>
          <text:p text:style-name="P24">Agrega un nuevo registro DNS para cada subdominio que desees asociar con un contenedor.</text:p>
        </text:list-item>
      </text:list>
      <text:p text:style-name="P30"><text:bookmark text:name="_ummdyrw14i0k"/><text:span text:style-name="T20">2. Creación del Contenedor Traefik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><text:span text:style-name="T21">docker run -d --name traefik --network=host --volume /var/run/docker.sock:/var/run/docker.sock traefik:v3.0 \<text:line-break/>--api.insecure=</text:span><text:span text:style-name="T22">true</text:span><text:span text:style-name="T21"> --providers.docker=</text:span><text:span text:style-name="T22">true</text:span><text:span text:style-name="T21"> --providers.docker.exposedbydefault=</text:span><text:span text:style-name="T22">false</text:span><text:span text:style-name="T21"> \<text:line-break/>--entrypoints.web.address=:80 --entrypoints.websecure.address=:443 --api.dashboard=</text:span><text:span text:style-name="T22">true</text:span><text:span text:style-name="T21"> \<text:line-break/>--providers.docker.exposedbydefault=</text:span><text:span text:style-name="T22">false</text:span></text:p>
          </table:table-cell>
        </table:table-row>
      </table:table>
      <text:p text:style-name="P30"><text:bookmark text:name="_acopjrcgrqf3"/><text:span text:style-name="T20">3. Creación de Contenedores de Aplicaciones</text:span></text:p>
      <text:p text:style-name="P31"><text:bookmark text:name="_2v1zc0mzvhwk"/><text:span text:style-name="T23">Ejemplo de Contenedor app1 (Apache HTTP Server)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7"><text:span text:style-name="T21">docker run -d --name app1 --label traefik.enable=</text:span><text:span text:style-name="T22">true</text:span><text:span text:style-name="T21"> \<text:line-break/>--label </text:span><text:span text:style-name="T24">"traefik.http.routers.app1.rule=Host(\`app1.fptxurdinaga.in\`)"</text:span><text:span text:style-name="T21"> \<text:line-break/>--label traefik.http.services.app1.loadbalancer.server.port=80 --network=bridge \<text:line-break/>--publish 2221:80 httpd:latest</text:span></text:p>
          </table:table-cell>
        </table:table-row>
      </table:table>
      <text:p text:style-name="P32"><text:bookmark text:name="_e7sw4f1o3chr"/></text:p>
      <text:p text:style-name="P31"><text:bookmark text:name="_5mmg1q11bm3p"/><text:span text:style-name="T23">Ejemplo de Contenedor app2 (Nginx):</text:span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7"><text:span text:style-name="T21">docker run -d --name app2 --label traefik.enable=</text:span><text:span text:style-name="T22">true</text:span><text:span text:style-name="T21"> \<text:line-break/>--label </text:span><text:span text:style-name="T24">"traefik.http.routers.app2.rule=Host(\`app2.fptxurdinaga.in\`)"</text:span><text:span text:style-name="T21"> \<text:line-break/>--label traefik.http.services.app2.loadbalancer.server.port=80 --network=bridge \<text:line-break/>--publish 2222:80 nginx:latest</text:span></text:p>
          </table:table-cell>
        </table:table-row>
      </table:table>
      <text:p text:style-name="Standard"/>
      <text:p text:style-name="P31"><text:bookmark text:name="_w5adhm4wefka"/><text:span text:style-name="T23">Ejemplo de Contenedor app3 (Ubuntu con SSH)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><text:span text:style-name="T21">docker run -d --name app3 --label traefik.enable=</text:span><text:span text:style-name="T22">true</text:span><text:span text:style-name="T21"> \<text:line-break/>--label </text:span><text:span text:style-name="T24">"traefik.http.routers.app3.rule=Host(\`app3.fptxurdinaga.in\`)"</text:span><text:span text:style-name="T21"> \<text:line-break/>--label traefik.http.services.app3.loadbalancer.server.port=80 --network=bridge \<text:line-break/>--publish 2223:80 ubuntu:latest tail -f &lt; /dev/null</text:span></text:p>
          </table:table-cell>
        </table:table-row>
      </table:table>
      <text:p text:style-name="P30"><text:bookmark text:name="_nful3fryvq30"/><text:span text:style-name="T20">4. Acceso a los Contenedores</text:span></text:p>
      <text:list xml:id="list1057422203" text:style-name="WWNum1">
        <text:list-item>
          <text:p text:style-name="P25">Utiliza el comando <text:span text:style-name="T10">docker exec </text:span>para acceder a los contenedores y realizar configuraciones internas si es necesario.</text:p>
        </text:list-item>
      </text:list>
      <text:p text:style-name="P30"><text:bookmark text:name="_lfb3jzsb7niw"/><text:span text:style-name="T20">5. Configuración de Puertos SSH</text:span></text:p>
      <text:list xml:id="list2826114008" text:style-name="WWNum3">
        <text:list-item>
          <text:p text:style-name="P26">Para cada contenedor que necesite acceso SSH, asegúrate de configurar un puerto SSH único y realizar el mapeo correspondiente en el contenedor.</text:p>
        </text:list-item>
      </text:list>
      <text:p text:style-name="P28"><text:bookmark text:name="_4933pd9sih9q"/><text:span text:style-name="T19">Conclusiones</text:span></text:p>
      <text:p text:style-name="P20">Este manual te ha proporcionado una guía paso a paso para configurar un sistema de Proxy Inverso utilizando Traefik y Docker en un VPS de OVH para contenedores individuales. Siguiendo estos pasos, podrás dirigir el tráfico de manera eficiente a través de diferentes aplicaciones web alojadas en tu servidor VPS. Recuerda mantener la seguridad de tus contenedores y realizar configuraciones adicionales según sea necesari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<text:tab/> <text:s text:c="50"/>Configuración de Proxy Inverso con Traefik y Docker en OVH para Contenedores Individuales</text:span></text:p>
      </style:header>
      <style:footer>
        <text:p text:style-name="MP4"><text:span text:style-name="MT1">Configuración de Proxy Inverso con Traefik y Docker en OVH para Contenedores Individuales<text:tab/>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2" meta:object-count="0" meta:page-count="2" meta:paragraph-count="50" meta:word-count="603" meta:character-count="4288" meta:non-whitespace-character-count="3712"/>
    <meta:generator>LibreOfficeDev/6.0.5.2$Linux_X86_64 LibreOffice_project/</meta:generator>
  </office:meta>
</office:document-meta>
</file>